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9619" officeooo:paragraph-rsid="00121034"/>
    </style:style>
    <style:style style:name="P2" style:family="paragraph" style:parent-style-name="Standard">
      <style:text-properties officeooo:rsid="00103ae7" officeooo:paragraph-rsid="00103ae7"/>
    </style:style>
    <style:style style:name="P3" style:family="paragraph" style:parent-style-name="Standard">
      <style:text-properties officeooo:paragraph-rsid="0017ded8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42493" officeooo:paragraph-rsid="00142493"/>
    </style:style>
    <style:style style:name="P5" style:family="paragraph" style:parent-style-name="Standard">
      <style:paragraph-properties style:line-height-at-least="0.503cm" fo:widows="1" style:writing-mode="lr-tb"/>
      <style:text-properties fo:font-size="9.75pt"/>
    </style:style>
    <style:style style:name="P6" style:family="paragraph" style:parent-style-name="Standard">
      <style:paragraph-properties style:line-height-at-least="0.503cm" fo:widows="1" style:writing-mode="lr-tb"/>
      <style:text-properties fo:font-variant="normal" fo:text-transform="none" fo:color="#212121" style:font-name="Helvetica Neue" fo:font-size="9.75pt" fo:letter-spacing="normal" fo:font-style="normal" fo:font-weight="normal"/>
    </style:style>
    <style:style style:name="P7" style:family="paragraph" style:parent-style-name="Standard">
      <style:paragraph-properties style:line-height-at-least="0.503cm" fo:widows="1" style:writing-mode="lr-tb"/>
    </style:style>
    <style:style style:name="P8" style:family="paragraph" style:parent-style-name="Standard">
      <style:paragraph-properties style:line-height-at-least="0.503cm" fo:widows="1" style:writing-mode="lr-tb"/>
      <style:text-properties officeooo:paragraph-rsid="00182149"/>
    </style:style>
    <style:style style:name="P9" style:family="paragraph" style:parent-style-name="Standard" style:list-style-name="L1">
      <style:text-properties officeooo:rsid="000e9619" officeooo:paragraph-rsid="00121034"/>
    </style:style>
    <style:style style:name="P10" style:family="paragraph" style:parent-style-name="Standard" style:list-style-name="L2">
      <style:text-properties officeooo:rsid="000e9619" officeooo:paragraph-rsid="001362bd"/>
    </style:style>
    <style:style style:name="P11" style:family="paragraph" style:parent-style-name="Standard" style:list-style-name="L3">
      <style:text-properties officeooo:rsid="000e9619" officeooo:paragraph-rsid="00121034"/>
    </style:style>
    <style:style style:name="P12" style:family="paragraph" style:parent-style-name="Standard" style:list-style-name="L4">
      <style:text-properties officeooo:rsid="000e9619" officeooo:paragraph-rsid="00103ae7"/>
    </style:style>
    <style:style style:name="P13" style:family="paragraph" style:parent-style-name="Standard" style:list-style-name="L5">
      <style:text-properties officeooo:rsid="000e9619" officeooo:paragraph-rsid="0015fb70"/>
    </style:style>
    <style:style style:name="P14" style:family="paragraph" style:parent-style-name="Standard" style:list-style-name="L5">
      <style:text-properties officeooo:rsid="000e9619" officeooo:paragraph-rsid="00142493"/>
    </style:style>
    <style:style style:name="P15" style:family="paragraph" style:parent-style-name="Standard" style:list-style-name="L1">
      <style:text-properties officeooo:rsid="0014a9bb" officeooo:paragraph-rsid="0014a9bb"/>
    </style:style>
    <style:style style:name="P16" style:family="paragraph" style:parent-style-name="Standard" style:list-style-name="L2">
      <style:text-properties officeooo:rsid="00195e69" officeooo:paragraph-rsid="00195e69"/>
    </style:style>
    <style:style style:name="P17" style:family="paragraph" style:parent-style-name="Standard" style:list-style-name="L3">
      <style:text-properties officeooo:rsid="00168c29" officeooo:paragraph-rsid="00168c29"/>
    </style:style>
    <style:style style:name="P18" style:family="paragraph" style:parent-style-name="Standard" style:list-style-name="L3">
      <style:text-properties officeooo:rsid="001362bd" officeooo:paragraph-rsid="0017ded8"/>
    </style:style>
    <style:style style:name="P19" style:family="paragraph" style:parent-style-name="Standard" style:list-style-name="L4">
      <style:text-properties officeooo:rsid="00103ae7" officeooo:paragraph-rsid="00121034"/>
    </style:style>
    <style:style style:name="P20" style:family="paragraph" style:parent-style-name="Standard" style:list-style-name="L5">
      <style:text-properties officeooo:rsid="00103ae7" officeooo:paragraph-rsid="0015fb70"/>
    </style:style>
    <style:style style:name="P21" style:family="paragraph" style:parent-style-name="Standard" style:list-style-name="L6">
      <style:text-properties officeooo:rsid="00103ae7" officeooo:paragraph-rsid="00103ae7"/>
    </style:style>
    <style:style style:name="P22" style:family="paragraph" style:parent-style-name="Standard" style:list-style-name="L5">
      <style:text-properties officeooo:paragraph-rsid="001683dd"/>
    </style:style>
    <style:style style:name="P23" style:family="paragraph" style:parent-style-name="Standard" style:list-style-name="L5">
      <style:text-properties officeooo:rsid="0015fb70" officeooo:paragraph-rsid="0015fb70"/>
    </style:style>
    <style:style style:name="P24" style:family="paragraph" style:parent-style-name="Standard" style:list-style-name="L5">
      <style:text-properties officeooo:rsid="00142493" officeooo:paragraph-rsid="00142493"/>
    </style:style>
    <style:style style:name="P25" style:family="paragraph" style:parent-style-name="Standard" style:list-style-name="L5">
      <style:text-properties officeooo:rsid="00182149" officeooo:paragraph-rsid="00182149"/>
    </style:style>
    <style:style style:name="P26" style:family="paragraph" style:parent-style-name="Standard" style:list-style-name="L5">
      <style:text-properties officeooo:rsid="001683dd" officeooo:paragraph-rsid="001683dd"/>
    </style:style>
    <style:style style:name="P27" style:family="paragraph" style:parent-style-name="Standard" style:list-style-name="L6">
      <style:text-properties officeooo:rsid="0018c6d2" officeooo:paragraph-rsid="0018c6d2"/>
    </style:style>
    <style:style style:name="P28" style:family="paragraph" style:parent-style-name="Standard" style:list-style-name="L5">
      <style:text-properties officeooo:rsid="001e019e" officeooo:paragraph-rsid="001e019e"/>
    </style:style>
    <style:style style:name="P29" style:family="paragraph" style:parent-style-name="Heading_20_1">
      <style:text-properties officeooo:paragraph-rsid="0015fb70"/>
    </style:style>
    <style:style style:name="P30" style:family="paragraph" style:parent-style-name="Heading_20_2">
      <style:text-properties officeooo:rsid="00121034" officeooo:paragraph-rsid="00121034"/>
    </style:style>
    <style:style style:name="T1" style:family="text">
      <style:text-properties officeooo:rsid="00142493"/>
    </style:style>
    <style:style style:name="T2" style:family="text">
      <style:text-properties officeooo:rsid="0014a9bb"/>
    </style:style>
    <style:style style:name="T3" style:family="text">
      <style:text-properties officeooo:rsid="0015fb70"/>
    </style:style>
    <style:style style:name="T4" style:family="text">
      <style:text-properties fo:font-variant="normal" fo:text-transform="none" fo:color="#212121" style:font-name="Helvetica Neue" fo:font-size="9.75pt" fo:letter-spacing="normal" fo:font-style="normal" fo:font-weight="normal"/>
    </style:style>
    <style:style style:name="T5" style:family="text">
      <style:text-properties fo:font-variant="normal" fo:text-transform="none" fo:color="#212121" style:font-name="Helvetica Neue" fo:font-size="9.75pt" fo:letter-spacing="normal" fo:font-style="normal" fo:font-weight="normal" officeooo:rsid="001683dd"/>
    </style:style>
    <style:style style:name="T6" style:family="text">
      <style:text-properties fo:font-variant="normal" fo:text-transform="none" fo:color="#212121" style:font-name="Helvetica Neue" fo:font-size="9.75pt" fo:letter-spacing="normal" fo:font-style="normal" fo:font-weight="normal" officeooo:rsid="00182149"/>
    </style:style>
    <style:style style:name="T7" style:family="text">
      <style:text-properties officeooo:rsid="000e9619"/>
    </style:style>
    <style:style style:name="T8" style:family="text">
      <style:text-properties officeooo:rsid="0017ded8"/>
    </style:style>
    <style:style style:name="T9" style:family="text">
      <style:text-properties officeooo:rsid="00182149"/>
    </style:style>
    <style:style style:name="T10" style:family="text">
      <style:text-properties officeooo:rsid="0018c6d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abe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raaiboek for BUEC 333 Tests!</text:h>
      <text:h text:style-name="P30" text:outline-level="2">Before test day</text:h>
      <text:list xml:id="list131154087257714097" text:style-name="L1">
        <text:list-item>
          <text:p text:style-name="P9">T -4 week<text:span text:style-name="T1">s</text:span>: request an additional room</text:p>
        </text:list-item>
        <text:list-item>
          <text:p text:style-name="P9">T -1 week: request an additional TA</text:p>
        </text:list-item>
        <text:list-item>
          <text:p text:style-name="P15">T – 1 week: send email to students about test material.</text:p>
        </text:list-item>
        <text:list-item>
          <text:p text:style-name="P9">T -1 day: construct the exam <text:span text:style-name="T1">and</text:span> answers. <text:span text:style-name="T2">Use that email from week before as guidance.</text:span></text:p>
        </text:list-item>
        <text:list-item>
          <text:p text:style-name="P9">T -1 day: send email to students <text:span text:style-name="T1">(see end of this document)</text:span></text:p>
        </text:list-item>
      </text:list>
      <text:list xml:id="list3170376343255620090" text:style-name="L2">
        <text:list-item>
          <text:p text:style-name="P10">T -1 day: Construct a seating assignment. <text:span text:style-name="T10">(</text:span>Circulate seating assignment to students. <text:span text:style-name="T1">Print a few seating assignments for in-class.</text:span></text:p>
          <text:list>
            <text:list-item>
              <text:p text:style-name="P16">Test 1: random SFU ID’s. Copy SFU IDs from Class Roster. Create a new column, with “rand()” you put random numbers in there. Then sort by random numbers.</text:p>
            </text:list-item>
            <text:list-item>
              <text:p text:style-name="P16">Test 2: sort by result on previous test.</text:p>
            </text:list-item>
          </text:list>
        </text:list-item>
      </text:list>
      <text:h text:style-name="P30" text:outline-level="2">Day of the test</text:h>
      <text:list xml:id="list6282675495219842868" text:style-name="L3">
        <text:list-item>
          <text:p text:style-name="P17">Read this: https://www.sfu.ca/students/academicintegrity/resources/managingexamstips.html</text:p>
        </text:list-item>
        <text:list-item>
          <text:p text:style-name="P11">T -1 hour: Print 4 versions <text:span text:style-name="T8">(and</text:span> formula sheets<text:span text:style-name="T8">)</text:span>. <text:span text:style-name="T1">Photocopy onto different colours.</text:span></text:p>
        </text:list-item>
        <text:list-item>
          <text:p text:style-name="P18">T -1 <text:span text:style-name="T8">hour</text:span>: Print signature sheets, once for each row. Use Office's “Autofilter” for this.</text:p>
        </text:list-item>
        <text:list-item>
          <text:p text:style-name="P11">T -<text:span text:style-name="T3">2</text:span>0 minutes: Invigilators meet in my office.</text:p>
        </text:list-item>
      </text:list>
      <text:list xml:id="list3331020065039383432" text:style-name="L4">
        <text:list-item>
          <text:p text:style-name="P12">Creat<text:span text:style-name="T2">e</text:span> 4 piles. One for room 1, “even rows”, with versions A and B. One for room 1, odd rows, containing versions C and D. Create two piles for room 2, too.</text:p>
        </text:list-item>
        <text:list-item>
          <text:p text:style-name="P19">Put “formula sheets” in answer booklets.</text:p>
        </text:list-item>
      </text:list>
      <text:p text:style-name="P1"/>
      <text:list xml:id="list1807808967603625272" text:style-name="L5">
        <text:list-item>
          <text:p text:style-name="P20">T-15 minutes: We are in the room, </text:p>
          <text:list>
            <text:list-item>
              <text:p text:style-name="P20">putting answer booklets in a pattern that makes sure that students are lining up.</text:p>
            </text:list-item>
            <text:list-item>
              <text:p text:style-name="P23">Do not put the assignments yet</text:p>
            </text:list-item>
          </text:list>
        </text:list-item>
        <text:list-item>
          <text:p text:style-name="P13">T: Students enter, </text:p>
          <text:list>
            <text:list-item>
              <text:p text:style-name="P13">put all their stuff in front, </text:p>
            </text:list-item>
            <text:list-item>
              <text:p text:style-name="P23">hand in their assignments</text:p>
            </text:list-item>
            <text:list-item>
              <text:p text:style-name="P13">and find a seat in the assigned row.</text:p>
            </text:list-item>
          </text:list>
        </text:list-item>
        <text:list-item>
          <text:p text:style-name="P14">T+5 minutes. I address them.</text:p>
          <text:list>
            <text:list-item>
              <text:p text:style-name="P14"><text:span text:style-name="T1">M</text:span>aking sure that everybody knows that they have to be in the right room and row, <text:span text:style-name="T1">because of the signature sheets.</text:span></text:p>
            </text:list-item>
            <text:list-item>
              <text:p text:style-name="P28">Project the front page of the test, go over rules and caution</text:p>
            </text:list-item>
            <text:list-item>
              <text:p text:style-name="P24">Making sure that they have nothing on their desk, or 0%.</text:p>
            </text:list-item>
            <text:list-item>
              <text:p text:style-name="P23">Nothing on seats, etc.</text:p>
            </text:list-item>
            <text:list-item>
              <text:p text:style-name="P24">Limit your questions.</text:p>
            </text:list-item>
            <text:list-item>
              <text:p text:style-name="P24"><text:span text:style-name="T3">No b</text:span>athroom break<text:span text:style-name="T3">s after first person leaves (go now!)</text:span></text:p>
            </text:list-item>
          </text:list>
        </text:list-item>
        <text:list-item>
          <text:p text:style-name="P23">Instructions to TAs: </text:p>
          <text:list>
            <text:list-item>
              <text:p text:style-name="P23">Start in row 1. Inspect desks. Make student put anything that nothing is on the desk, except for</text:p>
              <text:list>
                <text:list-item>
                  <text:p text:style-name="P13">your SFU ID, </text:p>
                </text:list-item>
                <text:list-item>
                  <text:p text:style-name="P25">a clear water bottle</text:p>
                </text:list-item>
                <text:list-item>
                  <text:p text:style-name="P23">a pen</text:p>
                </text:list-item>
              </text:list>
            </text:list-item>
            <text:list-item>
              <text:p text:style-name="P23">In particular: no erasers, calculators, <text:span text:style-name="T10">food, water bottles with a label, </text:span>etc.</text:p>
            </text:list-item>
            <text:list-item>
              <text:p text:style-name="P23"><text:span text:style-name="T13">Unallowed items are not allowed to be within reach: not on your desk, under your table, or </text:span><text:soft-page-break/><text:span text:style-name="T13">anywhere where you could reach or see it</text:span>to you, <text:span text:style-name="T13">or</text:span> on your desk.</text:p>
            </text:list-item>
            <text:list-item>
              <text:p text:style-name="P26">Once your are comfortable that desks and vicinity are close, one person starts going around and hands out the tests. The other person stays in front.</text:p>
            </text:list-item>
            <text:list-item>
              <text:p text:style-name="P22"><text:span text:style-name="T5">Finally: </text:span><text:span text:style-name="T4">Don't be on your phone, </text:span><text:span text:style-name="T5">u</text:span><text:span text:style-name="T4">nless to communicate with each other.</text:span></text:p>
            </text:list-item>
          </text:list>
        </text:list-item>
      </text:list>
      <text:h text:style-name="P30" text:outline-level="2">After test day</text:h>
      <text:list xml:id="list5737521723732043385" text:style-name="L6">
        <text:list-item>
          <text:p text:style-name="P21">T+1 day: TAs grade, and provide me with the spreadsheet of results. The TAs organize a way for students to securely review their midterm.</text:p>
        </text:list-item>
        <text:list-item>
          <text:p text:style-name="P27">Tests have been stolen in the past. This is an extremely serious problem. The tests should be in your office, in a locked drawer (except when grading). They should <text:span text:style-name="T11">not</text:span><text:span text:style-name="T12"> leave your office, except to transport them to me.</text:span></text:p>
        </text:list-item>
      </text:list>
      <text:p text:style-name="P2"/>
      <text:h text:style-name="P29" text:outline-level="1">Email </text:h>
      <text:p text:style-name="P4"/>
      <text:p text:style-name="P3"><text:span text:style-name="T7">"</text:span><text:span text:style-name="T4">Dear students,<text:line-break/><text:line-break/>Good luck to all of you on the test tomorrow! <text:line-break/><text:line-break/>Here are some instructions for taking the test. They should help things move smoothly, so that you can focus on writing your test.</text:span></text:p>
      <text:p text:style-name="P5"/>
      <text:p text:style-name="P6">-1- When you come in (at earliest 1<text:span text:style-name="T9">1</text:span>:30), put your bag, jackets, and any hats/caps in the front of the room. Then find a seat in the room and row you were assigned (see the attached seating assignment).</text:p>
      <text:p text:style-name="P5"/>
      <text:p text:style-name="P6">-2- On your desk, you can have at most two pens, your SFU ID, and <text:span text:style-name="T9">a clear water bottle.</text:span> Nothing else is allowed on your desk! Penalty: 0% for this test.</text:p>
      <text:p text:style-name="P5"/>
      <text:p text:style-name="P8"><text:span text:style-name="T4">-3- In particular, erasers, pencil cases, calculators, </text:span><text:span text:style-name="T6">something to eat, books, paper</text:span><text:span text:style-name="T4"> etc. are not allowed </text:span><text:span text:style-name="T6">on your desk, or anywhere in the neighbourhood (under your seat, anywhere else on the floor where you could reach or look, on your lap, etc.)</text:span><text:span text:style-name="T4">. Penalty: 0% on this test.</text:span></text:p>
      <text:p text:style-name="P7"/>
      <text:p text:style-name="P7">-<text:span text:style-name="T9">4- After the first student hands in their exam, nobody else will be allowed to leave the room without handing in their exam. In particular: no bathroom breaks after the first person hands in their exa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09:44:56.622283021</meta:creation-date>
    <dc:date>2016-06-15T11:39:15.104000000</dc:date>
    <meta:editing-duration>PT2H23M50S</meta:editing-duration>
    <meta:editing-cycles>13</meta:editing-cycles>
    <meta:generator>LibreOffice/5.1.3.2$Windows_x86 LibreOffice_project/644e4637d1d8544fd9f56425bd6cec110e49301b</meta:generator>
    <meta:document-statistic meta:table-count="0" meta:image-count="0" meta:object-count="0" meta:page-count="2" meta:paragraph-count="49" meta:word-count="712" meta:character-count="3817" meta:non-whitespace-character-count="3183"/>
  </office:meta>
</office:document-meta>
</file>